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_20_left">
      <style:text-properties officeooo:rsid="001260cf" officeooo:paragraph-rsid="001260cf"/>
    </style:style>
    <style:style style:name="P2" style:family="paragraph" style:parent-style-name="E9_3a__20_Heading_20_1_20__28_Chapter_29_" style:master-page-name="E9_3a__20_Index_20_Page">
      <style:paragraph-properties style:page-number="auto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dexes<office:annotation loext:resolved="false"><dc:creator>Unknown Author</dc:creator><dc:date>2024-02-11T18:15:24.867000000</dc:date><text:p text:style-name="P3"><text:span text:style-name="T1">Mark heading as hidden before printing. <text:s/>This line should not be displayed in book.</text:span></text:p><text:p text:style-name="P3"><text:span text:style-name="T1"/></text:p></office:annotation></text:h>
      <text:alphabetical-index text:style-name="Sect1" text:protected="true" text:name="Alphabetical Index1">
        <text:alphabetical-index-source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</text:index-body>
      </text:alphabetical-index>
      <text:h text:style-name="E9_3a__20_Heading_20_2_20__28_Section_29_" text:outline-level="2" text:is-list-header="true"/>
      <text:p text:style-name="E9_3a__20_Body_20_Text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</text:index-body>
      </text:illustration-index>
      <text:p text:style-name="E9_3a__20_Body_20_Text"/>
      <text:p text:style-name="E9_3a__20_Body_20_Text"/>
      <text:p text:style-name="E9_3a__20_Body_20_Text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</text:index-body>
      </text:table-index>
      <text:p text:style-name="E9_3a__20_Body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9_3a__20_Heading_20_1_20__28_Chapter_29_" style:display-name="E9: Heading 1 (Chapter)" style:family="paragraph" style:parent-style-name="Heading_20_1" style:next-style-name="E9_3a__20_Body_20_Text" style:default-outline-level="1" style:master-page-name="E9_3a__20_First_20_Chapter_20_Page">
      <style:paragraph-properties style:page-number="auto" fo:break-before="auto" fo:break-after="auto"/>
      <style:text-properties fo:font-size="12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9_3a__20_Body_20_Text" style:display-name="E9: Body Text" style:family="paragraph" style:parent-style-name="Text_20_body">
      <style:text-properties fo:font-size="13pt"/>
    </style:style>
    <style:style style:name="E9_3a__20_Heading_20_2_20__28_Section_29_" style:display-name="E9: Heading 2 (Section)" style:family="paragraph" style:parent-style-name="Heading_20_2" style:next-style-name="E9_3a__20_Body_20_Text" style:default-outline-level="2"/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9_3a__20_Contents_20_1" style:display-name="E9: Contents 1" style:family="paragraph" style:parent-style-name="Contents_20_1" style:master-page-name="">
      <style:paragraph-properties style:page-number="auto">
        <style:tab-stops>
          <style:tab-stop style:position="5in" style:leader-style="solid" style:leader-text="-"/>
        </style:tab-stops>
      </style:paragraph-properties>
      <style:text-properties fo:font-size="16pt"/>
    </style:style>
    <style:style style:name="E9_3a__20_Contents_20_2" style:display-name="E9: Contents 2" style:family="paragraph" style:parent-style-name="Contents_20_2" style:master-page-name="">
      <style:paragraph-properties style:page-number="auto">
        <style:tab-stops>
          <style:tab-stop style:position="6.7283in" style:leader-style="solid" style:leader-text="-"/>
        </style:tab-stops>
      </style:paragraph-properties>
    </style:style>
    <style:style style:name="E9_3a__20_Contents_20_Heading" style:display-name="E9: Contents Heading" style:family="paragraph" style:parent-style-name="Contents_20_Heading">
      <style:paragraph-properties>
        <style:tab-stops/>
      </style:paragraph-properties>
      <style:text-properties fo:font-size="18pt"/>
    </style:style>
    <style:style style:name="E9_3a__20_Heading_20_3_20__28_Detail_29_" style:display-name="E9: Heading 3 (Detail)" style:family="paragraph" style:parent-style-name="Heading_20_3" style:next-style-name="E9_3a__20_Body_20_Text" style:default-outline-level="3"/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E9_3a__20_Contents_20_3" style:display-name="E9: Contents 3" style:family="paragraph" style:parent-style-name="Contents_20_3"/>
    <style:style style:name="E9_3a__20_Sidebar_20_Text" style:display-name="E9: Sidebar Text" style:family="paragraph" style:parent-style-name="Text_20_body"/>
    <style:style style:name="E9_3a__20_Contents_20_1_20_SB" style:display-name="E9: Contents 1 SB" style:family="paragraph" style:parent-style-name="E9_3a__20_Contents_20_1">
      <style:text-properties fo:color="#ffffff" loext:opacity="100%"/>
    </style:style>
    <style:style style:name="E9_3a__20_Contents_20_2_20_SB" style:display-name="E9: Contents 2 SB" style:family="paragraph" style:parent-style-name="E9_3a__20_Contents_20_2">
      <style:text-properties fo:color="#00a933" loext:opacity="100%"/>
    </style:style>
    <style:style style:name="E9_3a__20_Contents_20_3_20_SB" style:display-name="E9: Contents 3 SB" style:family="paragraph" style:parent-style-name="E9_3a__20_Contents_20_3">
      <style:text-properties fo:color="#2a6099" loext:opacity="100%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9_3a__20_Header_20_Right" style:display-name="E9: Header Right" style:family="paragraph" style:parent-style-name="Header_20_right"/>
    <style:style style:name="E9_3a__20_Header_20_Left" style:display-name="E9: Header Left" style:family="paragraph" style:parent-style-name="Header_20_left"/>
    <style:style style:name="E9_3a__20_Chapter_20_Number" style:display-name="E9: Chapter Number" style:family="text">
      <style:text-properties fo:color="#ff0000" loext:opacity="100%" style:font-name="Lucida Bright" fo:font-family="'Lucida Bright'" style:font-style-name="Regular" style:font-family-generic="roman" style:font-pitch="variable" fo:font-size="16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9_3a__20_SideBar_20__28_Chapter_29_" style:display-name="E9: SideBar (Chapter)" style:family="text">
      <style:text-properties fo:color="#800080" loext:opacity="100%" fo:font-size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text-properties officeooo:rsid="001260cf" officeooo:paragraph-rsid="001260c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.5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5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74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  <style:master-page style:name="E9_3a__20_First_20_Chapter_20_Page" style:display-name="E9: First Chapter Page" style:page-layout-name="Mpm2" draw:style-name="Mdp2" style:next-style-name="E9_3a__20_Second_20_Chapter_20_Page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E9_3a__20_Second_20_Chapter_20_Page" style:display-name="E9: Second Chapter Page" style:page-layout-name="Mpm9" draw:style-name="Mdp1">
      <style:header>
        <text:p text:style-name="Header"><text:tab/><text:tab/>Page <text:page-number text:select-page="current">1</text:page-number></text:p>
      </style:header>
      <style:header-left>
        <text:p text:style-name="MP1">Page <text:page-number text:select-page="current">0</text:page-number><text:tab/></text:p>
      </style:header-left>
    </style:master-page>
    <style:master-page style:name="E9_3a__20_Index_20_Page" style:display-name="E9: Index Page" style:page-layout-name="Mpm10">
      <style:header>
        <text:p text:style-name="Header"/>
      </style:header>
      <style:header-left>
        <text:p text:style-name="E9_3a__20_Header_20_Left"><text:page-number text:select-page="current">2</text:page-number></text:p>
      </style:header-left>
      <style:header-first>
        <text:p text:style-name="E9_3a__20_Header_20_Right"><text:page-number text:select-page="current">1</text:page-number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18:12:26.741000000</meta:creation-date>
    <meta:editing-duration>PT31M36S</meta:editing-duration>
    <meta:editing-cycles>11</meta:editing-cycles>
    <meta:generator>LibreOffice/7.6.4.1$Windows_X86_64 LibreOffice_project/e19e193f88cd6c0525a17fb7a176ed8e6a3e2aa1</meta:generator>
    <dc:date>2024-02-11T22:11:40.527000000</dc:date>
    <meta:document-statistic meta:table-count="0" meta:image-count="0" meta:object-count="0" meta:page-count="1" meta:paragraph-count="8" meta:word-count="16" meta:character-count="74" meta:non-whitespace-character-count="64"/>
  </office:meta>
</office:document-meta>
</file>